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ProxyFactoryTests.testWithNonSingletonAspec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ProxyFactoryTests.test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ProxyFactoryTests.testUnproxiedVarargsWithEnum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ProxyFactoryTests.testWithNon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ProxyFactoryTests.testWithInstanceWithNon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ProxyFactoryTests.testWithSimple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lyReturnValue.doubleReturnValue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AspectOnSetter.doLog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ProxyFactoryTests.testWith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gingAspectOnVarargs.doLog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doWithVarargs( V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ProxyFactoryTests.testWithPerThis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spectProxyFactoryTests.testProxiedVarargsWithEnum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yReturnValue.get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yReturnValue.setMultiple( int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